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5.203cm" style:rel-column-width="20058*"/>
    </style:style>
    <style:style style:name="Tabla1.C" style:family="table-column">
      <style:table-column-properties style:column-width="3.198cm" style:rel-column-width="12327*"/>
    </style:style>
    <style:style style:name="Tabla1.D" style:family="table-column">
      <style:table-column-properties style:column-width="5.909cm" style:rel-column-width="22781*"/>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ourier" fo:font-size="10pt" fo:font-style="italic" officeooo:rsid="00286f60" officeooo:paragraph-rsid="001a492e" style:font-size-asian="10pt" style:font-style-asian="italic" style:font-size-complex="10pt" style:font-style-complex="italic"/>
    </style:style>
    <style:style style:name="P2" style:family="paragraph" style:parent-style-name="Standard">
      <style:text-properties officeooo:paragraph-rsid="00105fff"/>
    </style:style>
    <style:style style:name="P3" style:family="paragraph" style:parent-style-name="Standard">
      <style:text-properties style:font-name="Courier New" fo:font-size="12pt"/>
    </style:style>
    <style:style style:name="P4" style:family="paragraph" style:parent-style-name="Standard">
      <style:paragraph-properties fo:text-align="center" style:justify-single-word="false"/>
      <style:text-properties style:font-name="Courier New" fo:font-size="12pt" fo:font-weight="bold" officeooo:rsid="001a2f0d" officeooo:paragraph-rsid="0005f8b8" style:font-size-asian="12pt" style:font-weight-asian="bold" style:font-size-complex="12pt" style:font-weight-complex="bold"/>
    </style:style>
    <style:style style:name="P5" style:family="paragraph" style:parent-style-name="Standard">
      <style:text-properties style:font-name="Courier New" fo:font-size="12pt" style:text-underline-style="solid" style:text-underline-width="auto" style:text-underline-color="font-color" fo:font-weight="bold" officeooo:rsid="0005f8b8" officeooo:paragraph-rsid="0005f8b8" style:font-size-asian="12pt" style:font-weight-asian="bold" style:font-size-complex="12pt" style:font-weight-complex="bold"/>
    </style:style>
    <style:style style:name="P6" style:family="paragraph" style:parent-style-name="Standard">
      <style:text-properties style:font-name="Courier New" fo:font-size="12pt" style:text-underline-style="solid" style:text-underline-width="auto" style:text-underline-color="font-color" fo:font-weight="bold" officeooo:rsid="00076e90" officeooo:paragraph-rsid="00076e90" style:font-size-asian="12pt" style:font-weight-asian="bold" style:font-size-complex="12pt" style:font-weight-complex="bold"/>
    </style:style>
    <style:style style:name="P7" style:family="paragraph" style:parent-style-name="Standard">
      <style:text-properties style:font-name="Courier New" fo:font-size="12pt" style:text-underline-style="solid" style:text-underline-width="auto" style:text-underline-color="font-color" fo:font-weight="normal" officeooo:rsid="0005f8b8" officeooo:paragraph-rsid="0005f8b8" style:font-size-asian="12pt" style:font-weight-asian="normal" style:font-size-complex="12pt" style:font-weight-complex="normal"/>
    </style:style>
    <style:style style:name="P8" style:family="paragraph" style:parent-style-name="Standard">
      <style:text-properties style:font-name="Courier New" fo:font-size="12pt" style:text-underline-style="none" fo:font-weight="bold" officeooo:rsid="0005f8b8" officeooo:paragraph-rsid="0005f8b8" style:font-size-asian="12pt" style:font-weight-asian="bold" style:font-size-complex="12pt" style:font-weight-complex="bold"/>
    </style:style>
    <style:style style:name="P9" style:family="paragraph" style:parent-style-name="Standard">
      <style:text-properties style:font-name="Courier New" fo:font-size="12pt" style:text-underline-style="none" fo:font-weight="bold" officeooo:rsid="00068aaa" officeooo:paragraph-rsid="00068aaa" style:font-size-asian="12pt" style:font-weight-asian="bold" style:font-size-complex="12pt" style:font-weight-complex="bold"/>
    </style:style>
    <style:style style:name="P10" style:family="paragraph" style:parent-style-name="Standard">
      <style:text-properties style:font-name="Courier New" fo:font-size="12pt" style:text-underline-style="none" fo:font-weight="bold" officeooo:rsid="0006cdfa" officeooo:paragraph-rsid="0006cdfa" style:font-size-asian="12pt" style:font-weight-asian="bold" style:font-size-complex="12pt" style:font-weight-complex="bold"/>
    </style:style>
    <style:style style:name="P11" style:family="paragraph" style:parent-style-name="Standard">
      <style:text-properties style:font-name="Courier New" fo:font-size="12pt" style:text-underline-style="none" fo:font-weight="bold" officeooo:rsid="0006cdfa" officeooo:paragraph-rsid="00105fff"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Courier New" fo:font-size="12pt" style:text-underline-style="none" fo:font-weight="bold" officeooo:rsid="0006cdfa" officeooo:paragraph-rsid="0006cdfa" style:font-size-asian="12pt" style:font-weight-asian="bold" style:font-size-complex="12pt" style:font-weight-complex="bold"/>
    </style:style>
    <style:style style:name="P13" style:family="paragraph" style:parent-style-name="Standard">
      <style:text-properties style:font-name="Courier New" fo:font-size="12pt" style:text-underline-style="none" fo:font-weight="bold" officeooo:rsid="00076e90" officeooo:paragraph-rsid="00076e90" style:font-size-asian="12pt" style:font-weight-asian="bold" style:font-size-complex="12pt" style:font-weight-complex="bold"/>
    </style:style>
    <style:style style:name="P14" style:family="paragraph" style:parent-style-name="Standard">
      <style:text-properties style:font-name="Courier New" fo:font-size="12pt" style:text-underline-style="none" fo:font-weight="normal" officeooo:rsid="0005f8b8" officeooo:paragraph-rsid="0005f8b8" style:font-size-asian="12pt" style:font-weight-asian="normal" style:font-size-complex="12pt" style:font-weight-complex="normal"/>
    </style:style>
    <style:style style:name="P15" style:family="paragraph" style:parent-style-name="Standard">
      <style:text-properties style:font-name="Courier New" fo:font-size="12pt" style:text-underline-style="none" fo:font-weight="normal" officeooo:rsid="00068aaa" officeooo:paragraph-rsid="00068aaa" style:font-size-asian="12pt" style:font-weight-asian="normal" style:font-size-complex="12pt" style:font-weight-complex="normal"/>
    </style:style>
    <style:style style:name="P16" style:family="paragraph" style:parent-style-name="Standard">
      <style:text-properties style:font-name="Courier New" fo:font-size="12pt" style:text-underline-style="none" fo:font-weight="normal" officeooo:rsid="0006cdfa" officeooo:paragraph-rsid="0006cdfa" style:font-size-asian="12pt" style:font-weight-asian="normal" style:font-size-complex="12pt" style:font-weight-complex="normal"/>
    </style:style>
    <style:style style:name="P17" style:family="paragraph" style:parent-style-name="Standard">
      <style:text-properties style:font-name="Courier New" fo:font-size="12pt" style:text-underline-style="none" fo:font-weight="normal" officeooo:rsid="0006cdfa" officeooo:paragraph-rsid="00105fff" style:font-size-asian="12pt" style:font-weight-asian="normal" style:font-size-complex="12pt" style:font-weight-complex="normal"/>
    </style:style>
    <style:style style:name="P18" style:family="paragraph" style:parent-style-name="Standard" style:list-style-name="L2">
      <style:paragraph-properties fo:text-align="justify" style:justify-single-word="false"/>
      <style:text-properties style:font-name="Courier New" fo:font-size="12pt" style:text-underline-style="none" fo:font-weight="normal" officeooo:rsid="0006cdfa" officeooo:paragraph-rsid="0006cdfa"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Courier New" fo:font-size="12pt" style:text-underline-style="none" fo:font-weight="normal" officeooo:rsid="0006cdfa" officeooo:paragraph-rsid="0006cdfa" style:font-size-asian="12pt" style:font-weight-asian="normal" style:font-size-complex="12pt" style:font-weight-complex="normal"/>
    </style:style>
    <style:style style:name="P20" style:family="paragraph" style:parent-style-name="Standard">
      <style:text-properties style:font-name="Courier New" fo:font-size="12pt" style:text-underline-style="none" fo:font-weight="normal" officeooo:rsid="0012f624" officeooo:paragraph-rsid="0012f62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New" fo:font-size="12pt" style:text-underline-style="none" fo:font-weight="normal" officeooo:rsid="0012f624" officeooo:paragraph-rsid="0012f624" style:font-size-asian="12pt" style:font-weight-asian="normal" style:font-size-complex="12pt" style:font-weight-complex="normal"/>
    </style:style>
    <style:style style:name="P22" style:family="paragraph" style:parent-style-name="Standard" style:list-style-name="L3">
      <style:text-properties style:font-name="Courier New" fo:font-size="12pt" style:text-underline-style="none" fo:font-weight="normal" officeooo:rsid="0016535f" officeooo:paragraph-rsid="0016535f" style:font-size-asian="12pt" style:font-weight-asian="normal" style:font-size-complex="12pt" style:font-weight-complex="normal"/>
    </style:style>
    <style:style style:name="P23" style:family="paragraph" style:parent-style-name="Standard">
      <style:text-properties style:font-name="Courier New" fo:font-size="12pt" style:text-underline-style="none" fo:font-weight="normal" officeooo:rsid="00076e90" officeooo:paragraph-rsid="00076e90" style:font-size-asian="12pt" style:font-weight-asian="normal" style:font-size-complex="12pt" style:font-weight-complex="normal"/>
    </style:style>
    <style:style style:name="P24" style:family="paragraph" style:parent-style-name="Standard">
      <style:text-properties style:font-name="Courier New" fo:font-size="12pt" officeooo:paragraph-rsid="0009ceb9" style:font-size-asian="12pt" style:font-size-complex="12pt"/>
    </style:style>
    <style:style style:name="P25" style:family="paragraph" style:parent-style-name="Standard">
      <style:text-properties style:font-name="Courier New" fo:font-size="12pt" officeooo:paragraph-rsid="0012f624" style:font-size-asian="12pt" style:font-size-complex="12pt"/>
    </style:style>
    <style:style style:name="P26" style:family="paragraph" style:parent-style-name="Standard">
      <style:text-properties style:font-name="Courier New" fo:font-size="12pt" officeooo:paragraph-rsid="00076e90"/>
    </style:style>
    <style:style style:name="P27" style:family="paragraph" style:parent-style-name="Standard">
      <style:paragraph-properties fo:text-align="justify" style:justify-single-word="false"/>
      <style:text-properties style:font-name="Courier New" officeooo:paragraph-rsid="0012f624"/>
    </style:style>
    <style:style style:name="P28" style:family="paragraph" style:parent-style-name="Standard">
      <style:text-properties fo:color="#000000" style:font-name="Courier New" fo:font-size="12pt" style:text-underline-style="none" fo:font-weight="normal" officeooo:rsid="0006cdfa" officeooo:paragraph-rsid="0006cdfa" style:font-size-asian="12pt" style:font-weight-asian="normal" style:font-size-complex="12pt" style:font-weight-complex="normal"/>
    </style:style>
    <style:style style:name="P29" style:family="paragraph" style:parent-style-name="Text_20_body" style:list-style-name="L1">
      <style:text-properties fo:color="#000000" style:font-name="Courier New" fo:font-size="12pt" fo:font-weight="normal" style:font-size-asian="12pt" style:font-weight-asian="normal" style:font-size-complex="12pt" style:font-weight-complex="normal"/>
    </style:style>
    <style:style style:name="P30" style:family="paragraph" style:parent-style-name="Text_20_body">
      <style:paragraph-properties>
        <style:tab-stops>
          <style:tab-stop style:position="0.949cm"/>
        </style:tab-stops>
      </style:paragraph-properties>
      <style:text-properties style:font-name="Courier New" fo:font-size="12pt" officeooo:paragraph-rsid="0005f8b8" style:font-size-asian="12pt" style:font-size-complex="12pt"/>
    </style:style>
    <style:style style:name="P31" style:family="paragraph" style:parent-style-name="Text_20_body">
      <style:paragraph-properties>
        <style:tab-stops>
          <style:tab-stop style:position="0.949cm"/>
        </style:tab-stops>
      </style:paragraph-properties>
      <style:text-properties style:font-name="Courier New" fo:font-size="12pt" fo:font-style="italic" style:font-size-asian="12pt" style:font-style-asian="italic" style:font-size-complex="12pt" style:font-style-complex="italic"/>
    </style:style>
    <style:style style:name="P32" style:family="paragraph" style:parent-style-name="Text_20_body">
      <style:paragraph-properties>
        <style:tab-stops>
          <style:tab-stop style:position="0.949cm"/>
        </style:tab-stops>
      </style:paragraph-properties>
      <style:text-properties style:font-name="Courier New" fo:font-size="12pt" fo:font-weight="normal" style:font-size-asian="12pt" style:font-weight-asian="normal" style:font-size-complex="12pt" style:font-weight-complex="normal"/>
    </style:style>
    <style:style style:name="P33" style:family="paragraph" style:parent-style-name="Text_20_body">
      <style:paragraph-properties fo:text-align="justify" style:justify-single-word="false"/>
      <style:text-properties style:font-name="Courier New" fo:font-size="12pt" style:text-underline-style="none" fo:font-weight="bold" officeooo:rsid="0006cdfa" officeooo:paragraph-rsid="00105fff" style:font-size-asian="12pt" style:font-weight-asian="bold" style:font-size-complex="12pt" style:font-weight-complex="bold"/>
    </style:style>
    <style:style style:name="P34" style:family="paragraph" style:parent-style-name="Text_20_body" style:list-style-name="L1">
      <style:paragraph-properties fo:margin-top="0cm" fo:margin-bottom="0cm" loext:contextual-spacing="false"/>
      <style:text-properties fo:color="#000000" style:font-name="Courier New" fo:font-size="12pt" fo:font-weight="normal" style:font-size-asian="12pt" style:font-weight-asian="normal" style:font-size-complex="12pt" style:font-weight-complex="normal"/>
    </style:style>
    <style:style style:name="P35" style:family="paragraph" style:parent-style-name="Text_20_body">
      <style:paragraph-properties fo:margin-left="0cm" fo:margin-right="1.27cm" fo:text-align="justify" style:justify-single-word="false" fo:text-indent="1.566cm" style:auto-text-indent="false"/>
      <style:text-properties style:font-name="Courier New" fo:font-size="12pt" fo:font-weight="normal" style:font-size-asian="12pt" style:font-weight-asian="normal" style:font-size-complex="12pt" style:font-weight-complex="normal"/>
    </style:style>
    <style:style style:name="P36" style:family="paragraph" style:parent-style-name="Text_20_body">
      <style:paragraph-properties fo:margin-left="0cm" fo:margin-right="1.27cm" fo:text-align="justify" style:justify-single-word="false" fo:text-indent="1.566cm" style:auto-text-indent="false"/>
      <style:text-properties style:font-name="Courier New" fo:font-size="12pt" fo:font-weight="normal" officeooo:rsid="00105fff" officeooo:paragraph-rsid="00105fff"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Courier New" fo:font-size="12pt" fo:font-weight="bold" officeooo:rsid="00076e90" officeooo:paragraph-rsid="00076e90"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style:font-name="Courier New" fo:font-size="12pt" fo:font-weight="normal"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Courier New" fo:font-size="12pt" fo:font-weight="normal" officeooo:paragraph-rsid="0009ceb9"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Courier New" fo:font-size="12pt" fo:font-style="italic" fo:font-weight="bold" officeooo:rsid="00076e90" officeooo:paragraph-rsid="00076e90" style:font-size-asian="12pt" style:font-style-asian="italic" style:font-weight-asian="bold" style:font-size-complex="12pt" style:font-style-complex="italic" style:font-weight-complex="bold"/>
    </style:style>
    <style:style style:name="P41" style:family="paragraph" style:parent-style-name="Heading_20_3">
      <style:text-properties style:font-name="Courier New" fo:font-size="12pt" officeooo:paragraph-rsid="0012f624" style:font-size-asian="12pt" style:font-size-complex="12pt"/>
    </style:style>
    <style:style style:name="T1" style:family="text">
      <style:text-properties officeooo:rsid="0005f8b8"/>
    </style:style>
    <style:style style:name="T2" style:family="text">
      <style:text-properties officeooo:rsid="00068aaa"/>
    </style:style>
    <style:style style:name="T3" style:family="text">
      <style:text-properties officeooo:rsid="0006cdfa"/>
    </style:style>
    <style:style style:name="T4" style:family="text">
      <style:text-properties style:font-name="Courier"/>
    </style:style>
    <style:style style:name="T5" style:family="text">
      <style:text-properties style:font-name="Courier" fo:font-size="12pt" style:text-underline-style="none" fo:font-weight="normal" officeooo:rsid="00068aaa" style:font-size-asian="12pt" style:font-weight-asian="normal" style:font-size-complex="12pt" style:font-weight-complex="normal"/>
    </style:style>
    <style:style style:name="T6" style:family="text">
      <style:text-properties style:font-name="Courier" fo:font-size="12pt" style:text-underline-style="none" fo:font-weight="normal" officeooo:rsid="00105fff" style:font-size-asian="12pt" style:font-weight-asian="normal" style:font-size-complex="12pt" style:font-weight-complex="normal"/>
    </style:style>
    <style:style style:name="T7" style:family="text">
      <style:text-properties style:font-name="Courier" fo:font-size="12pt" style:text-underline-style="none" fo:font-weight="normal" officeooo:rsid="0012f624" style:font-size-asian="12pt" style:font-weight-asian="normal" style:font-size-complex="12pt" style:font-weight-complex="normal"/>
    </style:style>
    <style:style style:name="T8" style:family="text">
      <style:text-properties style:font-name="Courier" fo:font-size="12pt" fo:font-weight="normal" style:font-size-asian="12pt" style:font-weight-asian="normal" style:font-size-complex="12pt" style:font-weight-complex="normal"/>
    </style:style>
    <style:style style:name="T9" style:family="text">
      <style:text-properties style:font-name="Courier" fo:font-style="italic"/>
    </style:style>
    <style:style style:name="T10" style:family="text">
      <style:text-properties fo:font-weight="normal" style:font-weight-asian="normal" style:font-weight-complex="normal"/>
    </style:style>
    <style:style style:name="T11" style:family="text">
      <style:text-properties fo:font-weight="normal" officeooo:rsid="000e8267" style:font-weight-asian="normal" style:font-weight-complex="normal"/>
    </style:style>
    <style:style style:name="T12" style:family="text">
      <style:text-properties fo:font-weight="normal" officeooo:rsid="000c7d3f" style:font-weight-asian="normal" style:font-weight-complex="normal"/>
    </style:style>
    <style:style style:name="T13" style:family="text">
      <style:text-properties fo:font-weight="normal" officeooo:rsid="00105fff" style:font-weight-asian="normal" style:font-weight-complex="normal"/>
    </style:style>
    <style:style style:name="T14" style:family="text">
      <style:text-properties officeooo:rsid="0008f2a0"/>
    </style:style>
    <style:style style:name="T15" style:family="text">
      <style:text-properties officeooo:rsid="0009ceb9"/>
    </style:style>
    <style:style style:name="T16" style:family="text">
      <style:text-properties style:text-underline-style="none" fo:font-weight="normal" officeooo:rsid="00076e90" style:font-size-asian="12pt" style:font-weight-asian="normal" style:font-size-complex="12pt" style:font-weight-complex="normal"/>
    </style:style>
    <style:style style:name="T17" style:family="text">
      <style:text-properties style:text-underline-style="solid" style:text-underline-width="auto" style:text-underline-color="font-color"/>
    </style:style>
    <style:style style:name="T18" style:family="text">
      <style:text-properties officeooo:rsid="000c7d3f"/>
    </style:style>
    <style:style style:name="T19" style:family="text">
      <style:text-properties officeooo:rsid="000e8267"/>
    </style:style>
    <style:style style:name="T20" style:family="text">
      <style:text-properties officeooo:rsid="00105fff"/>
    </style:style>
    <style:style style:name="T21" style:family="text">
      <style:text-properties fo:color="#000000" style:font-name="Courier" style:text-underline-style="none" fo:font-weight="normal" officeooo:rsid="0010f66e" style:font-weight-asian="normal" style:font-weight-complex="normal"/>
    </style:style>
    <style:style style:name="T22" style:family="text">
      <style:text-properties fo:color="#000000" style:font-name="Courier" style:text-underline-style="none" fo:font-weight="normal" officeooo:rsid="0006cdfa" style:font-weight-asian="normal" style:font-weight-complex="normal"/>
    </style:style>
    <style:style style:name="T23" style:family="text">
      <style:text-properties fo:color="#000000" style:font-name="Courier" style:text-underline-style="none" fo:font-weight="normal" officeooo:rsid="0012f624" style:font-weight-asian="normal" style:font-weight-complex="normal"/>
    </style:style>
    <style:style style:name="T24" style:family="text">
      <style:text-properties fo:color="#000000" style:text-underline-style="none" fo:font-weight="normal" officeooo:rsid="0012f624" style:font-weight-asian="normal" style:font-weight-complex="normal"/>
    </style:style>
    <style:style style:name="T25" style:family="text">
      <style:text-properties fo:color="#000000" style:text-underline-style="none" fo:font-weight="normal" officeooo:rsid="0010f66e" style:font-weight-asian="normal" style:font-weight-complex="normal"/>
    </style:style>
    <style:style style:name="T26" style:family="text">
      <style:text-properties fo:color="#000000" style:text-underline-style="none" fo:font-weight="normal" officeooo:rsid="0006cdfa" style:font-weight-asian="normal" style:font-weight-complex="normal"/>
    </style:style>
    <style:style style:name="T27" style:family="text">
      <style:text-properties officeooo:rsid="00175dde"/>
    </style:style>
    <style:style style:name="T28" style:family="text">
      <style:text-properties officeooo:rsid="00191b52"/>
    </style:style>
    <style:style style:name="T29" style:family="text">
      <style:text-properties fo:font-size="12pt" style:text-underline-style="none" fo:font-weight="normal" officeooo:rsid="00105fff" style:font-size-asian="12pt" style:font-weight-asian="normal" style:font-size-complex="12pt" style:font-weight-complex="normal"/>
    </style:style>
    <style:style style:name="T30" style:family="text">
      <style:text-properties fo:font-size="12pt" style:text-underline-style="none" fo:font-weight="normal" officeooo:rsid="00068aaa" style:font-size-asian="12pt" style:font-weight-asian="normal" style:font-size-complex="12pt" style:font-weight-complex="normal"/>
    </style:style>
    <style:style style:name="T31" style:family="text">
      <style:text-properties fo:font-size="12pt" style:text-underline-style="none" fo:font-weight="normal" officeooo:rsid="0012f624" style:font-size-asian="12pt" style:font-weight-asian="normal" style:font-size-complex="12pt" style:font-weight-complex="normal"/>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tyle="italic"/>
    </style:style>
    <style:style style:name="T34" style:family="text">
      <style:text-properties style:font-name="Courier New" fo:font-size="12pt" style:text-underline-style="none" fo:font-weight="normal" officeooo:rsid="00105fff" style:font-size-asian="12pt" style:font-weight-asian="normal" style:font-size-complex="12pt" style:font-weight-complex="normal"/>
    </style:style>
    <style:style style:name="T35" style:family="text">
      <style:text-properties style:font-name="Courier New" fo:font-size="12pt" style:text-underline-style="none" fo:font-weight="normal" officeooo:rsid="00068aaa" style:font-size-asian="12pt" style:font-weight-asian="normal" style:font-size-complex="12pt" style:font-weight-complex="normal"/>
    </style:style>
    <style:style style:name="T36" style:family="text">
      <style:text-properties style:font-name="Courier New"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SFT 151 - 2015 </text:p>
      <text:p text:style-name="P4">CATEDRA:Teleinformática - AÑO 2015 </text:p>
      <text:p text:style-name="P4">PRACTICA No <text:span text:style-name="T1">5</text:span> </text:p>
      <text:p text:style-name="P4"/>
      <text:p text:style-name="P5">Medios Físicos guíados de transmisión de datos</text:p>
      <text:p text:style-name="P7"/>
      <text:p text:style-name="P8">1. ¿Por qué, para transmisión de datos, se utiliza <text:span text:style-name="T2">par trenzado de cobre en vez de un par de cobre en paralelo</text:span>?</text:p>
      <text:p text:style-name="P8"/>
      <text:p text:style-name="P30"><text:span text:style-name="T13">R =</text:span><text:span text:style-name="T10"><text:tab/>En telecomunicaciones, el cable de par trenzado es un tipo de conexión que tiene dos conductores eléctricos aislados y entrelazados para anular las interferencias de fuentes externas y diafonía de los cables adyacentes.</text:span></text:p>
      <text:p text:style-name="P31"><text:span text:style-name="T10">Esto se hace porque dos alambres paralelos constituyen una antena simple. Cuando se trenzan los alambres, las ondas se cancelan, por lo que la radiación del cable es menos efectiva.</text:span><text:bookmark text:name="cite_ref-Capitulo_2_2-0"/><text:span text:style-name="T10">2</text:span></text:p>
      <text:p text:style-name="P32">Así la forma trenzada permite reducir la interferencia eléctrica tanto exterior como de pares cercanos.</text:p>
      <text:p text:style-name="P14"/>
      <text:p text:style-name="P9">2. <text:span text:style-name="T3">¿De qué depende el ancho de banda de un par de cobre trenzado?</text:span></text:p>
      <text:p text:style-name="P24"/>
      <text:p text:style-name="P2"><text:span text:style-name="T34">R =</text:span><text:span text:style-name="T35"><text:tab/>En los medios confinados, el ancho de banda</text:span><text:span text:style-name="T36"> depende de la </text:span><text:span text:style-name="Strong_20_Emphasis"><text:span text:style-name="T36">sección de cobre utilizado</text:span></text:span><text:span text:style-name="T36"> y de la distancia que tenga que recorrer.</text:span></text:p>
      <text:p text:style-name="P15"/>
      <text:p text:style-name="P15"/>
      <text:p text:style-name="P10">3. ¿Qué implica la “categoría” en cables UTP?</text:p>
      <text:p text:style-name="P16"/>
      <text:p text:style-name="P17"><text:span text:style-name="T20">R =</text:span><text:tab/>Dependiendo de la velocidad de transmisión, ha sido dividida en diferentes ca<text:span text:style-name="T18">tegorías. Estas categorías implican el grado, el uso y la implementación de dicho cable. </text:span></text:p>
      <text:p text:style-name="P10"/>
      <text:p text:style-name="P16"/>
      <text:p text:style-name="P10">4. ¿Qué impedancia tienen el cable coaxil de banda base y el de banda ancha? ¿Por qué?</text:p>
      <text:p text:style-name="P10"/>
      <text:p text:style-name="P33"><text:span text:style-name="T13">R =</text:span><text:span text:style-name="T11"><text:tab/>L</text:span><text:span text:style-name="T10">os cables de banda base poseen </text:span><text:span text:style-name="T11">una </text:span><text:span text:style-name="T10">impedancia característica d</text:span><text:span text:style-name="T12">e </text:span><text:span text:style-name="T10">50 Ohm. Siendo utilizados en la transmisión digital </text:span></text:p>
      <text:p text:style-name="P35">Los cables de banda <text:span text:style-name="T19">ancha</text:span> poseen <text:span text:style-name="T19">una</text:span> impedancia de 75 Ohm. Se emplean para la transmisión analógica</text:p>
      <text:p text:style-name="P36">La diferencia entre banda base y banda ancha es que los sistemas de banda ancha normalmente cubren un área mayor y por lo tanto necesitan amplificadores analógicos para reforzar la señal en forma periódica. La razón de necesitar una mayor impedancia es que en transmisión analógica se <text:soft-page-break/>precisa asegurar transferencia máxima y mínima de relación de onda estacionaria.</text:p>
      <text:p text:style-name="P10">5.¿El teorema de Nyquist se cumple para la fibra óptica monomodo o solamente para el cable de cobre?</text:p>
      <text:p text:style-name="P10"/>
      <text:p text:style-name="P11"><text:span text:style-name="T13">R =</text:span><text:span text:style-name="T10"><text:tab/>Con el teorema de Nysqui</text:span><text:span text:style-name="T13">st</text:span><text:span text:style-name="T10">, en la fibra óptica es la que más se cumple, debido que, este teorema analiza en ausencia de ruido.</text:span><text:line-break/></text:p>
      <text:p text:style-name="P16"/>
      <text:p text:style-name="P10">6. Si la fibra óptica puede tener un ancho de banda de miles de Tbps. ¿<text:span text:style-name="T20">P</text:span>or qué se <text:span text:style-name="T17">sub-utiliza</text:span>?</text:p>
      <text:p text:style-name="P10"/>
      <text:h text:style-name="P41" text:outline-level="3"><text:bookmark text:name="Desventajas"/><text:span text:style-name="T24">R = </text:span><text:span text:style-name="T25">Si bien su ancho de banda es muy grande podemos enumerar sus d</text:span><text:span text:style-name="T26">esventajas:</text:span></text:h>
      <text:list xml:id="list1040137596882750418" text:style-name="L1">
        <text:list-item>
          <text:p text:style-name="P34">La alta fragilidad de las fibras. </text:p>
        </text:list-item>
        <text:list-item>
          <text:p text:style-name="P34">Necesidad de usar transmisores y receptores más costosos. </text:p>
        </text:list-item>
        <text:list-item>
          <text:p text:style-name="P34">Los empalmes entre fibras son difíciles de realizar, especialmente en el campo, lo que dificulta las reparaciones en caso de ruptura del cable. </text:p>
        </text:list-item>
        <text:list-item>
          <text:p text:style-name="P34">No puede transmitir electricidad para alimentar repetidores intermedios. </text:p>
        </text:list-item>
        <text:list-item>
          <text:p text:style-name="P34">La necesidad de efectuar, en muchos casos, procesos de conversión eléctrica-óptica. </text:p>
        </text:list-item>
        <text:list-item>
          <text:p text:style-name="P34">La fibra óptica convencional no puede transmitir potencias elevadas.</text:p>
        </text:list-item>
        <text:list-item>
          <text:p text:style-name="P34">No existen memorias ópticas. </text:p>
        </text:list-item>
        <text:list-item>
          <text:p text:style-name="P34">La fibra óptica no transmite energía eléctrica, esto limita su aplicación donde el terminal de recepción debe ser energizado desde una línea eléctrica. La energía debe proveerse por conductores separados. </text:p>
        </text:list-item>
        <text:list-item>
          <text:p text:style-name="P34">Las moléculas de hidrógeno pueden difundirse en las fibras de silicio y producir cambios en la atenuación. El agua corroe la superficie del vidrio y resulta ser el mecanismo más importante para el envejecimiento de la fibra óptica. </text:p>
        </text:list-item>
        <text:list-item>
          <text:p text:style-name="P29">Incipiente normativa internacional sobre algunos aspectos referentes a los parámetros de los componentes, calidad de la transmisión y pruebas. </text:p>
        </text:list-item>
      </text:list>
      <text:p text:style-name="P28"/>
      <text:p text:style-name="P16"/>
      <text:p text:style-name="P10">7. Comparar las distintas fuentes de luz para transmisión con fibra óptica (precio, características, durabilidad)</text:p>
      <text:p text:style-name="P16"/>
      <text:p text:style-name="P27"><text:span text:style-name="T31">R = Existen dos fuentes de luz principales, una de tecnología </text:span><text:soft-page-break/><text:span text:style-name="T31">láser y los leds: </text:span>Los transmisores ópticos más comúnmente utilizados son dispositivos semiconductores como, por ejemplo, diodos emisores de luz ([[led|<text:span text:style-name="T33">leds</text:span> o <text:span text:style-name="T33">ledes</text:span>, en plural) y diodos láser. La diferencia entre los diodos led y el láser es que los led producen una luz incoherente, la cual se dispersa, y el láser produce una luz coherente, no dispersa. Para su uso en comunicaciones ópticas los transmisores ópticos semicondutores deben ser diseñados para ser compactos, eficientes y confiables, mientras se opera en un rango de longitud de onda óptima y directamente modulada en altas frecuencias.</text:p>
      <text:p text:style-name="P25"/>
      <text:p text:style-name="P20"/>
      <text:p text:style-name="P12">8. Explicar en que difieren las fibras ópticas monomodo y multimodo.</text:p>
      <text:p text:style-name="P21"/>
      <text:p text:style-name="P21">R = </text:p>
      <text:list xml:id="list5971327340380750333" text:style-name="L2">
        <text:list-item>
          <text:p text:style-name="P18">Una fibra multimodo es aquella en la que los haces de luz pueden circular por más de un modo o camino. Esto supone que no llegan todos a la vez. Una fibra multimodo puede tener más de mil modos de propagación de luz. Las fibras multimodo se usan comúnmente en aplicaciones de corta distancia, menores a 2 km, es simple de diseñar y económico.</text:p>
        </text:list-item>
      </text:list>
      <text:p text:style-name="P19"/>
      <text:list xml:id="list191626565838220" text:continue-numbering="true" text:style-name="L2">
        <text:list-item>
          <text:p text:style-name="P18">Una fibra monomodo es una fibra óptica en la que sólo se propaga un modo de luz. Se logra reduciendo el diámetro del núcleo de la fibra hasta un tamaño (8,3 a 10 micrones) que sólo permite un modo de propagación. Su transmisión es paralela al eje de la fibra. A diferencia de las fibras multimodo, las fibras monomodo permiten alcanzar grandes distancias (hasta 400 km máximo, mediante un láser de alta intensidad) y transmitir elevadas tasas de información (decenas de Gbit/s).</text:p>
        </text:list-item>
      </text:list>
      <text:p text:style-name="P10"/>
      <text:p text:style-name="P16"/>
      <text:p text:style-name="P10">9. El costo de microprocesador potente se ha reducido a tal grado que ahora es posible incluir uno en un módem ¿Cómo afecta esto al manejo de errores en las líneas telefónicas?</text:p>
      <text:p text:style-name="P10"/>
      <text:p text:style-name="P21">R = Tradicionalmente, los bits han sido enviados a través de la línea sin ningún tipo de corrección de errores esquema en la capa física. La presencia de una CPU en cada modem hace es posible incluir un código de corrección de errores en la capa 1 <text:s/>a reducir considerablemente el tasa de <text:s/>error efectiva <text:s/>vista por la capa <text:s/>2. El manejo de <text:s/>errores por los módems puede ser hacer totalmente transparente a la capa 2. Muchos módems ahora se han construido en el error de corrección.</text:p>
      <text:p text:style-name="P10"/>
      <text:p text:style-name="P10"/>
      <text:p text:style-name="P16"/>
      <text:p text:style-name="P10">10. Nombre las principales bandas para tran<text:span text:style-name="T14">sm</text:span>isión inalámbricas</text:p>
      <text:p text:style-name="P10"/>
      <text:list xml:id="list509073153041408727" text:style-name="L3">
        <text:list-item>
          <text:p text:style-name="P22"><text:soft-page-break/>De 2 a hasta 40 Ghz </text:p>
          <text:list>
            <text:list-item>
              <text:list>
                <text:list-item>
                  <text:p text:style-name="P22">Microondas.</text:p>
                </text:list-item>
                <text:list-item>
                  <text:p text:style-name="P22">Haces altamente direccionales.</text:p>
                </text:list-item>
                <text:list-item>
                  <text:p text:style-name="P22">Punto a punto.</text:p>
                </text:list-item>
                <text:list-item>
                  <text:p text:style-name="P22">Por vía satélite.</text:p>
                </text:list-item>
              </text:list>
            </text:list-item>
          </text:list>
        </text:list-item>
        <text:list-item>
          <text:p text:style-name="P22">De 30 Mhz a 1 Ghz</text:p>
          <text:list>
            <text:list-item>
              <text:list>
                <text:list-item>
                  <text:p text:style-name="P22">Omnidireccional.</text:p>
                </text:list-item>
                <text:list-item>
                  <text:p text:style-name="P22">Ondas de radio.</text:p>
                </text:list-item>
              </text:list>
            </text:list-item>
          </text:list>
        </text:list-item>
        <text:list-item>
          <text:p text:style-name="P22">De 3 x 10 ^11 hasta 2 x 10 ^14:</text:p>
          <text:list>
            <text:list-item>
              <text:list>
                <text:list-item>
                  <text:p text:style-name="P22">Infrarrojos.</text:p>
                </text:list-item>
                <text:list-item>
                  <text:p text:style-name="P22">Conexión local.</text:p>
                </text:list-item>
              </text:list>
            </text:list-item>
          </text:list>
        </text:list-item>
      </text:list>
      <text:p text:style-name="P16"/>
      <text:p text:style-name="P10">11. ¿Qué son las bandas ISM?</text:p>
      <text:p text:style-name="P10"/>
      <text:p text:style-name="P21">R = SM (Industrial, Scientific and Medical) son bandas reservadas internacionalmente para uso no comercial de radiofrecuencia electromagnética en áreas industrial, científica y médica. En la actualidad estas bandas han sido popularizadas por su uso en comunicaciones WLAN (e.g. Wi-Fi) o WPAN (e.g. Bluetooth).</text:p>
      <text:p text:style-name="P21"><text:tab/>Las bandas ISM fueron definidas por la ITU en el artículo 5 de las Regulaciones Radio (RR),1 concretamente puntos 5.138 y 5.150.</text:p>
      <text:p text:style-name="P21"><text:tab/>El uso de estas bandas de frecuencia está abierto a todo el mundo sin necesidad de licencia, respetando las regulaciones que limitan los niveles de potencia transmitida. Este hecho fuerza a que este tipo de comunicaciones tengan cierta tolerancia frente a errores y que utilicen mecanismos de protección contra interferencias, como técnicas de ensanchado de espectro.</text:p>
      <text:p text:style-name="P16"/>
      <text:p text:style-name="P10">12. Complete la siguiente tabla sobre cables UTP</text:p>
      <text:p text:style-name="P16"/>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7">Categoría</text:p>
          </table:table-cell>
          <table:table-cell table:style-name="Tabla1.A1" office:value-type="string">
            <text:p text:style-name="P37">Ancho de banda</text:p>
          </table:table-cell>
          <table:table-cell table:style-name="Tabla1.A1" office:value-type="string">
            <text:p text:style-name="P37">Uso</text:p>
          </table:table-cell>
          <table:table-cell table:style-name="Tabla1.D1" office:value-type="string">
            <text:p text:style-name="P37">Nota</text:p>
          </table:table-cell>
        </table:table-row>
        <table:table-row>
          <table:table-cell table:style-name="Tabla1.A2" office:value-type="string">
            <text:p text:style-name="P37">1-2</text:p>
          </table:table-cell>
          <table:table-cell table:style-name="Tabla1.A2" office:value-type="string">
            <text:p text:style-name="P38">0,4 MHz - <text:span text:style-name="T15">4 Mhz</text:span></text:p>
          </table:table-cell>
          <table:table-cell table:style-name="Tabla1.A2" office:value-type="string">
            <text:p text:style-name="P40">Telefonía analógica</text:p>
          </table:table-cell>
          <table:table-cell table:style-name="Tabla1.D2" office:value-type="string">
            <text:p text:style-name="P38">No descrito en las recomendaciones del EIA/TIA. No es adecuado para sistemas modernos.</text:p>
          </table:table-cell>
        </table:table-row>
        <table:table-row>
          <table:table-cell table:style-name="Tabla1.A2" office:value-type="string">
            <text:p text:style-name="P37">3</text:p>
          </table:table-cell>
          <table:table-cell table:style-name="Tabla1.A2" office:value-type="string">
            <text:p text:style-name="P38">16 MHz Clase C</text:p>
          </table:table-cell>
          <table:table-cell table:style-name="Tabla1.A2" office:value-type="string">
            <text:p text:style-name="P38">10BASE-T and 100BASE-T4 Ethernet</text:p>
          </table:table-cell>
          <table:table-cell table:style-name="Tabla1.D2" office:value-type="string">
            <text:p text:style-name="P38">Descrito en la norma EIA/TIA-568. No es adecuado para transmisión de datos mayor a 16 Mbit/s.</text:p>
          </table:table-cell>
        </table:table-row>
        <table:table-row>
          <table:table-cell table:style-name="Tabla1.A2" office:value-type="string">
            <text:p text:style-name="P37">5</text:p>
          </table:table-cell>
          <table:table-cell table:style-name="Tabla1.A2" office:value-type="string">
            <text:p text:style-name="P39">100 MHz Clase D</text:p>
          </table:table-cell>
          <table:table-cell table:style-name="Tabla1.A2" office:value-type="string">
            <text:p text:style-name="P38">10BASE-T y 100BASE-TX Ethernet</text:p>
          </table:table-cell>
          <table:table-cell table:style-name="Tabla1.D2" office:value-type="string">
            <text:p text:style-name="P38"/>
          </table:table-cell>
        </table:table-row>
        <table:table-row>
          <table:table-cell table:style-name="Tabla1.A2" office:value-type="string">
            <text:p text:style-name="P37">5e</text:p>
          </table:table-cell>
          <table:table-cell table:style-name="Tabla1.A2" office:value-type="string">
            <text:p text:style-name="P38">160 MHz Clase D</text:p>
          </table:table-cell>
          <table:table-cell table:style-name="Tabla1.A2" office:value-type="string">
            <text:p text:style-name="P38">100BASE-TX y 1000BASE-T Ethernet</text:p>
          </table:table-cell>
          <table:table-cell table:style-name="Tabla1.D2" office:value-type="string">
            <text:p text:style-name="P38"><text:span text:style-name="T15">M</text:span>ejora del cable de Categoría 5. En la práctica es como la categoría anterior <text:soft-page-break/>pero con mejores normas de prueba. Es adecuado para Gigabit Ethernet</text:p>
          </table:table-cell>
        </table:table-row>
        <table:table-row>
          <table:table-cell table:style-name="Tabla1.A2" office:value-type="string">
            <text:p text:style-name="P37">6</text:p>
          </table:table-cell>
          <table:table-cell table:style-name="Tabla1.A2" office:value-type="string">
            <text:p text:style-name="P38">250 MHz Clase E</text:p>
          </table:table-cell>
          <table:table-cell table:style-name="Tabla1.A2" office:value-type="string">
            <text:p text:style-name="P38">1000BASE-T Ethernet</text:p>
          </table:table-cell>
          <table:table-cell table:style-name="Tabla1.D2" office:value-type="string">
            <text:p text:style-name="P38">Transmite a 1000Mbps. Cable más comúnmente instalado en Finlandia según la norma SFS-EN 50173-1.</text:p>
          </table:table-cell>
        </table:table-row>
      </table:table>
      <text:p text:style-name="P16"/>
      <text:p text:style-name="P23"/>
      <text:p text:style-name="P23"/>
      <text:p text:style-name="P6">Medios Físicos no guiados – Antenas</text:p>
      <text:p text:style-name="P23"/>
      <text:p text:style-name="P13">13. A menudo las antenas de radio funcionan mejor cuando el diámetro de la antena es igual a la longitud de onda de radio. Las antenas prácticas tienen diámetros desde 1 cm hasta 5 metros de diámetro. ¿Qué rango de frecuencias cubre esto?</text:p>
      <text:p text:style-name="P26"><text:span text:style-name="T16"><text:tab/></text:span>R= Comience con λf = c. Sabemos que c es 3 x 108 m / s. Para l</text:p>
      <text:p text:style-name="P3">= 1 cm, se obtiene 30 GHzPara λ = 5 m, se obtiene 60 MHz <text:span text:style-name="T28">a</text:span>sí, la banda es cubiert<text:span text:style-name="T27">a de</text:span> 60 MHz a 30 GHz</text:p>
      <text:p text:style-name="P23"/>
      <text:p text:style-name="P13">14. ¿Cuál es la máxima distancia de transmisión que pueden cubrir dos antenas que poseen una altura de 150 metros?</text:p>
      <text:p text:style-name="P23"/>
      <text:p text:style-name="P13">15. Para unir un trayecto de 50 km de un sistema de transmisión de señales microondas solo se va a utilizar dos antenas. Calcular cuál debe ser su altura mínima.</text:p>
      <text:p text:style-name="P23"/>
      <text:p text:style-name="P13">16. Se desea realizar una transmisión de microondas terrestre entre dos ciudades distantes 200 Km. Estimar el número de antenas necesarios sabiendo que las antenas a utilizar tienen una altura de 27 met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Marathi" style:font-family-complex="'Lohit Marath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Marathi" style:font-family-complex="'Lohit Marathi'"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fo:font-size="10pt" fo:font-style="italic" officeooo:rsid="00286f60" officeooo:paragraph-rsid="001a492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echo por Alumnos de Tecnicatura Superior en Sistemas del ISFT 15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7T19:59:10.711964781</meta:creation-date>
    <meta:generator>LibreOffice/4.3.3.2$Linux_X86_64 LibreOffice_project/430m0$Build-2</meta:generator>
    <dc:date>2015-10-24T19:16:26.147625567</dc:date>
    <meta:editing-duration>PT8H45M36S</meta:editing-duration>
    <meta:editing-cycles>16</meta:editing-cycles>
    <meta:document-statistic meta:table-count="1" meta:image-count="0" meta:object-count="0" meta:page-count="5" meta:paragraph-count="86" meta:word-count="1446" meta:character-count="8422" meta:non-whitespace-character-count="7059"/>
  </office:meta>
</office:document-meta>
</file>